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require no water intake?</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freezes the souls of her foes
and smashes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tremble* *tremble* *tremble*...</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 You can do it if you
try hard enough!</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Somehow, that doesn't sound like a
compliment...)</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relax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I have witnessed her furtively looking through
the laboratory chief's research data on a
number of occasions.</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more than once, now.</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to name a few.</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9-06T21:22:38+02:00</meta:creation-date>
    <dc:date>2020-09-06T21:22:38+02:00</dc:date>
    <dc:title>Untitled Spreadsheet</dc:title>
    <dc:description/>
    <dc:subject/>
    <meta:keyword/>
    <meta:user-defined meta:name="Company">Microsoft Corporation</meta:user-defined>
    <meta:user-defined meta:name="category"/>
  </office:meta>
</office:document-meta>
</file>